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266cm" fo:min-width="1.344cm" fo:padding-top="0cm" fo:padding-bottom="0cm" fo:padding-left="0cm" fo:padding-right="0cm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864cm" fo:min-width="3.618cm" fo:padding-top="0cm" fo:padding-bottom="0cm" fo:padding-left="0cm" fo:padding-right="0cm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21cm" fo:padding-top="0cm" fo:padding-bottom="0cm" fo:padding-left="0cm" fo:padding-right="0cm"/>
    </style:style>
    <style:style style:name="gr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229cm" fo:padding-top="0cm" fo:padding-bottom="0cm" fo:padding-left="0cm" fo:padding-right="0cm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035cm" fo:padding-top="0cm" fo:padding-bottom="0cm" fo:padding-left="0cm" fo:padding-right="0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4.797cm" fo:padding-top="0cm" fo:padding-bottom="0cm" fo:padding-left="0cm" fo:padding-right="0cm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4.903cm" fo:padding-top="0cm" fo:padding-bottom="0cm" fo:padding-left="0cm" fo:padding-right="0cm"/>
    </style:style>
    <style:style style:name="gr8" style:family="graphic" style:parent-style-name="standard">
      <style:graphic-properties draw:stroke="solid" svg:stroke-width="0.035cm" svg:stroke-color="#000000" draw:fill="solid" draw:fill-color="#0000ff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668cm" fo:padding-top="0cm" fo:padding-bottom="0cm" fo:padding-left="0cm" fo:padding-right="0cm"/>
    </style:style>
    <style:style style:name="gr10" style:family="graphic" style:parent-style-name="standard">
      <style:graphic-properties draw:stroke="solid" svg:stroke-width="0.035cm" svg:stroke-color="#000000" draw:fill="solid" draw:fill-color="#000000" fo:padding-top="0.017cm" fo:padding-bottom="0.017cm" fo:padding-left="0.017cm" fo:padding-right="0.017cm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69cm" fo:padding-top="0cm" fo:padding-bottom="0cm" fo:padding-left="0cm" fo:padding-right="0cm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cm" fo:padding-top="0cm" fo:padding-bottom="0cm" fo:padding-left="0cm" fo:padding-right="0cm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1.506cm" fo:padding-top="0cm" fo:padding-bottom="0cm" fo:padding-left="0cm" fo:padding-right="0cm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0.398cm" fo:min-width="0cm" fo:padding-top="0cm" fo:padding-bottom="0cm" fo:padding-left="0cm" fo:padding-right="0cm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784cm" fo:padding-top="0cm" fo:padding-bottom="0cm" fo:padding-left="0cm" fo:padding-right="0cm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98cm" fo:padding-top="0cm" fo:padding-bottom="0cm" fo:padding-left="0cm" fo:padding-right="0cm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452cm" fo:padding-top="0cm" fo:padding-bottom="0cm" fo:padding-left="0cm" fo:padding-right="0cm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187cm" fo:padding-top="0cm" fo:padding-bottom="0cm" fo:padding-left="0cm" fo:padding-right="0cm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74cm" fo:padding-top="0cm" fo:padding-bottom="0cm" fo:padding-left="0cm" fo:padding-right="0cm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17cm" fo:padding-top="0cm" fo:padding-bottom="0cm" fo:padding-left="0cm" fo:padding-right="0cm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215cm" fo:min-width="0.084cm" fo:padding-top="0cm" fo:padding-bottom="0cm" fo:padding-left="0cm" fo:padding-right="0cm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462cm" fo:padding-top="0cm" fo:padding-bottom="0cm" fo:padding-left="0cm" fo:padding-right="0cm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661cm" fo:padding-top="0cm" fo:padding-bottom="0cm" fo:padding-left="0cm" fo:padding-right="0cm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472cm" fo:padding-top="0cm" fo:padding-bottom="0cm" fo:padding-left="0cm" fo:padding-right="0cm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71cm" fo:padding-top="0cm" fo:padding-bottom="0cm" fo:padding-left="0cm" fo:padding-right="0cm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81cm" fo:padding-top="0cm" fo:padding-bottom="0cm" fo:padding-left="0cm" fo:padding-right="0cm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4.158cm" fo:padding-top="0cm" fo:padding-bottom="0cm" fo:padding-left="0cm" fo:padding-right="0cm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49cm" fo:padding-top="0cm" fo:padding-bottom="0cm" fo:padding-left="0cm" fo:padding-right="0cm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327cm" fo:padding-top="0cm" fo:padding-bottom="0cm" fo:padding-left="0cm" fo:padding-right="0cm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908cm" fo:padding-top="0cm" fo:padding-bottom="0cm" fo:padding-left="0cm" fo:padding-right="0cm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098cm" fo:padding-top="0cm" fo:padding-bottom="0cm" fo:padding-left="0cm" fo:padding-right="0cm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7.009cm" fo:padding-top="0cm" fo:padding-bottom="0cm" fo:padding-left="0cm" fo:padding-right="0cm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483cm" fo:padding-top="0cm" fo:padding-bottom="0cm" fo:padding-left="0cm" fo:padding-right="0cm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561cm" fo:padding-top="0cm" fo:padding-bottom="0cm" fo:padding-left="0cm" fo:padding-right="0cm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732cm" fo:padding-top="0cm" fo:padding-bottom="0cm" fo:padding-left="0cm" fo:padding-right="0cm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91cm" fo:padding-top="0cm" fo:padding-bottom="0cm" fo:padding-left="0cm" fo:padding-right="0cm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603cm" fo:padding-top="0cm" fo:padding-bottom="0cm" fo:padding-left="0cm" fo:padding-right="0cm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194cm" fo:padding-top="0cm" fo:padding-bottom="0cm" fo:padding-left="0cm" fo:padding-right="0cm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886cm" fo:padding-top="0cm" fo:padding-bottom="0cm" fo:padding-left="0cm" fo:padding-right="0cm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4.019cm" fo:padding-top="0cm" fo:padding-bottom="0cm" fo:padding-left="0cm" fo:padding-right="0cm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361cm" fo:padding-top="0cm" fo:padding-bottom="0cm" fo:padding-left="0cm" fo:padding-right="0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4.882cm" fo:padding-top="0cm" fo:padding-bottom="0cm" fo:padding-left="0cm" fo:padding-right="0cm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5.42cm" fo:padding-top="0cm" fo:padding-bottom="0cm" fo:padding-left="0cm" fo:padding-right="0cm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753cm" fo:padding-top="0cm" fo:padding-bottom="0cm" fo:padding-left="0cm" fo:padding-right="0cm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2.119cm" fo:padding-top="0cm" fo:padding-bottom="0cm" fo:padding-left="0cm" fo:padding-right="0cm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655cm" fo:padding-top="0cm" fo:padding-bottom="0cm" fo:padding-left="0cm" fo:padding-right="0cm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985cm" fo:padding-top="0cm" fo:padding-bottom="0cm" fo:padding-left="0cm" fo:padding-right="0cm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53cm" fo:padding-top="0cm" fo:padding-bottom="0cm" fo:padding-left="0cm" fo:padding-right="0cm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778cm" fo:padding-top="0cm" fo:padding-bottom="0cm" fo:padding-left="0cm" fo:padding-right="0cm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505cm" fo:padding-top="0cm" fo:padding-bottom="0cm" fo:padding-left="0cm" fo:padding-right="0cm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2.077cm" fo:padding-top="0cm" fo:padding-bottom="0cm" fo:padding-left="0cm" fo:padding-right="0cm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584cm" fo:padding-top="0cm" fo:padding-bottom="0cm" fo:padding-left="0cm" fo:padding-right="0cm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803cm" fo:padding-top="0cm" fo:padding-bottom="0cm" fo:padding-left="0cm" fo:padding-right="0cm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0.291cm" fo:padding-top="0cm" fo:padding-bottom="0cm" fo:padding-left="0cm" fo:padding-right="0cm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2.272cm" fo:padding-top="0cm" fo:padding-bottom="0cm" fo:padding-left="0cm" fo:padding-right="0cm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4.831cm" fo:padding-top="0cm" fo:padding-bottom="0cm" fo:padding-left="0cm" fo:padding-right="0cm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.396cm" fo:padding-top="0cm" fo:padding-bottom="0cm" fo:padding-left="0cm" fo:padding-right="0cm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10.29cm" fo:padding-top="0cm" fo:padding-bottom="0cm" fo:padding-left="0cm" fo:padding-right="0cm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299cm" fo:min-width="6.358cm" fo:padding-top="0cm" fo:padding-bottom="0cm" fo:padding-left="0cm" fo:padding-right="0cm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27cm" fo:padding-top="0cm" fo:padding-bottom="0cm" fo:padding-left="0cm" fo:padding-right="0cm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43cm" fo:min-width="0cm" fo:padding-top="0cm" fo:padding-bottom="0cm" fo:padding-left="0cm" fo:padding-right="0cm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4.153cm" fo:padding-top="0cm" fo:padding-bottom="0cm" fo:padding-left="0cm" fo:padding-right="0cm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8.342cm" fo:padding-top="0cm" fo:padding-bottom="0cm" fo:padding-left="0cm" fo:padding-right="0cm"/>
    </style:style>
    <style:style style:name="gr6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473cm" fo:padding-top="0cm" fo:padding-bottom="0cm" fo:padding-left="0cm" fo:padding-right="0cm"/>
    </style:style>
    <style:style style:name="gr6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3.436cm" fo:padding-top="0cm" fo:padding-bottom="0cm" fo:padding-left="0cm" fo:padding-right="0cm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567cm" fo:padding-top="0cm" fo:padding-bottom="0cm" fo:padding-left="0cm" fo:padding-right="0cm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6.006cm" fo:padding-top="0cm" fo:padding-bottom="0cm" fo:padding-left="0cm" fo:padding-right="0cm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016cm" fo:padding-top="0cm" fo:padding-bottom="0cm" fo:padding-left="0cm" fo:padding-right="0cm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333cm" fo:padding-top="0cm" fo:padding-bottom="0cm" fo:padding-left="0cm" fo:padding-right="0cm"/>
    </style:style>
    <style:style style:name="gr7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53cm" fo:padding-top="0cm" fo:padding-bottom="0cm" fo:padding-left="0cm" fo:padding-right="0cm"/>
    </style:style>
    <style:style style:name="gr7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664cm" fo:padding-top="0cm" fo:padding-bottom="0cm" fo:padding-left="0cm" fo:padding-right="0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21cm" fo:padding-top="0cm" fo:padding-bottom="0cm" fo:padding-left="0cm" fo:padding-right="0cm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532cm" fo:padding-top="0cm" fo:padding-bottom="0cm" fo:padding-left="0cm" fo:padding-right="0cm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941cm" fo:padding-top="0cm" fo:padding-bottom="0cm" fo:padding-left="0cm" fo:padding-right="0cm"/>
    </style:style>
    <style:style style:name="gr7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224cm" fo:padding-top="0cm" fo:padding-bottom="0cm" fo:padding-left="0cm" fo:padding-right="0cm"/>
    </style:style>
    <style:style style:name="gr76" style:family="graphic" style:parent-style-name="standard">
      <style:graphic-properties draw:stroke="none" draw:fill="none" draw:textarea-horizontal-align="left" draw:textarea-vertical-align="top" draw:auto-grow-height="true" draw:auto-grow-width="true" fo:min-height="0.215cm" fo:min-width="0.093cm" fo:padding-top="0cm" fo:padding-bottom="0cm" fo:padding-left="0cm" fo:padding-right="0cm"/>
    </style:style>
    <style:style style:name="gr7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618cm" fo:padding-top="0cm" fo:padding-bottom="0cm" fo:padding-left="0cm" fo:padding-right="0cm"/>
    </style:style>
    <style:style style:name="gr7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16cm" fo:padding-top="0cm" fo:padding-bottom="0cm" fo:padding-left="0cm" fo:padding-right="0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079cm" fo:padding-top="0cm" fo:padding-bottom="0cm" fo:padding-left="0cm" fo:padding-right="0cm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936cm" fo:padding-top="0cm" fo:padding-bottom="0cm" fo:padding-left="0cm" fo:padding-right="0cm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614cm" fo:padding-top="0cm" fo:padding-bottom="0cm" fo:padding-left="0cm" fo:padding-right="0cm"/>
    </style:style>
    <style:style style:name="gr8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3.359cm" fo:padding-top="0cm" fo:padding-bottom="0cm" fo:padding-left="0cm" fo:padding-right="0cm"/>
    </style:style>
    <style:style style:name="gr83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5.74cm" fo:padding-top="0cm" fo:padding-bottom="0cm" fo:padding-left="0cm" fo:padding-right="0cm"/>
    </style:style>
    <style:style style:name="gr84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14cm" fo:padding-top="0cm" fo:padding-bottom="0cm" fo:padding-left="0cm" fo:padding-right="0cm"/>
    </style:style>
    <style:style style:name="gr85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373cm" fo:padding-top="0cm" fo:padding-bottom="0cm" fo:padding-left="0cm" fo:padding-right="0cm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964cm" fo:padding-top="0cm" fo:padding-bottom="0cm" fo:padding-left="0cm" fo:padding-right="0cm"/>
    </style:style>
    <style:style style:name="gr87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418cm" fo:padding-top="0cm" fo:padding-bottom="0cm" fo:padding-left="0cm" fo:padding-right="0cm"/>
    </style:style>
    <style:style style:name="gr88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69cm" fo:padding-top="0cm" fo:padding-bottom="0cm" fo:padding-left="0cm" fo:padding-right="0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919cm" fo:padding-top="0cm" fo:padding-bottom="0cm" fo:padding-left="0cm" fo:padding-right="0cm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0.731cm" fo:padding-top="0cm" fo:padding-bottom="0cm" fo:padding-left="0cm" fo:padding-right="0cm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1.721cm" fo:padding-top="0cm" fo:padding-bottom="0cm" fo:padding-left="0cm" fo:padding-right="0cm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331cm" fo:min-width="2.297cm" fo:padding-top="0cm" fo:padding-bottom="0cm" fo:padding-left="0cm" fo:padding-right="0cm"/>
    </style:style>
    <style:style style:name="P1" style:family="paragraph">
      <style:paragraph-properties fo:text-align="start" style:writing-mode="lr-tb"/>
    </style:style>
    <style:style style:name="P2" style:family="paragraph">
      <style:paragraph-properties fo:text-align="start" style:writing-mode="lr-tb"/>
      <style:text-properties style:text-underline-style="none"/>
    </style:style>
    <style:style style:name="P3" style:family="paragraph">
      <style:text-properties style:text-underline-style="none"/>
    </style:style>
    <style:style style:name="T1" style:family="text">
      <style:text-properties fo:color="#000000" fo:font-family="Verdana" fo:font-size="7.59999990463257pt" style:font-size-asian="7.59999990463257pt" style:font-family-complex="Verdana" style:font-size-complex="7.59999990463257pt"/>
    </style:style>
    <style:style style:name="T2" style:family="text">
      <style:text-properties fo:color="#000000" fo:font-family="TimesNewRomanPS" fo:font-size="24.5pt" fo:font-weight="bold" style:font-size-asian="24.5pt" style:font-family-complex="TimesNewRomanPS" style:font-size-complex="24.5pt" style:font-weight-complex="bold"/>
    </style:style>
    <style:style style:name="T3" style:family="text">
      <style:text-properties fo:color="#000000" fo:font-family="Verdana" fo:font-size="9.39999961853027pt" style:font-size-asian="9.39999961853027pt" style:font-family-complex="Verdana" style:font-size-complex="9.39999961853027pt"/>
    </style:style>
    <style:style style:name="T4" style:family="text">
      <style:text-properties fo:color="#000000" fo:font-family="Arial" fo:font-size="9.39999961853027pt" fo:font-weight="bold" style:font-size-asian="9.39999961853027pt" style:font-family-complex="Arial" style:font-size-complex="9.39999961853027pt" style:font-weight-complex="bold"/>
    </style:style>
    <style:style style:name="T5" style:family="text">
      <style:text-properties fo:color="#000000" fo:font-family="Verdana" fo:font-size="8.5pt" style:font-size-asian="8.5pt" style:font-family-complex="Verdana" style:font-size-complex="8.5pt"/>
    </style:style>
    <style:style style:name="T6" style:family="text">
      <style:text-properties fo:color="#000000" fo:font-family="Verdana" fo:font-size="9.39999961853027pt" style:text-underline-style="none" style:font-size-asian="9.39999961853027pt" style:font-family-complex="Verdana" style:font-size-complex="9.39999961853027pt"/>
    </style:style>
    <style:style style:name="T7" style:family="text">
      <style:text-properties fo:color="#0000ff" fo:font-family="Verdana" fo:font-size="9.39999961853027pt" style:text-underline-style="none" style:font-size-asian="9.39999961853027pt" style:font-family-complex="Verdana" style:font-size-complex="9.39999961853027pt"/>
    </style:style>
    <style:style style:name="T8" style:family="text">
      <style:text-properties fo:color="#000000" fo:font-family="Verdana" fo:font-size="9.39999961853027pt" fo:font-weight="bold" style:font-size-asian="9.39999961853027pt" style:font-family-complex="Verdana" style:font-size-complex="9.39999961853027pt" style:font-weight-complex="bold"/>
    </style:style>
    <style:style style:name="T9" style:family="text">
      <style:text-properties fo:color="#000000" fo:font-family="Wingdings" fo:font-size="9.39999961853027pt" style:font-size-asian="9.39999961853027pt" style:font-family-complex="Wingdings" style:font-size-complex="9.39999961853027pt"/>
    </style:style>
    <style:style style:name="T10" style:family="text">
      <style:text-properties fo:color="#000000" fo:font-family="Wingdings" fo:font-size="11.3000001907349pt" style:font-size-asian="11.3000001907349pt" style:font-family-complex="Wingdings" style:font-size-complex="11.3000001907349pt"/>
    </style:style>
    <style:style style:name="T11" style:family="text">
      <style:text-properties fo:color="#000000" fo:font-family="Verdana" fo:font-size="6.09999990463257pt" style:font-size-asian="6.09999990463257pt" style:font-family-complex="Verdana" style:font-size-complex="6.09999990463257pt"/>
    </style:style>
    <style:style style:name="T12" style:family="text">
      <style:text-properties fo:color="#000000" fo:font-family="TimesNewRomanPS" fo:font-size="11.3000001907349pt" fo:font-weight="bold" style:font-size-asian="11.3000001907349pt" style:font-family-complex="TimesNewRomanPS" style:font-size-complex="11.3000001907349pt" style:font-weight-complex="bold"/>
    </style:style>
    <style:style style:name="T13" style:family="text">
      <style:text-properties fo:color="#000000" fo:font-family="Arial" fo:font-size="8.5pt" fo:font-weight="bold" style:font-size-asian="8.5pt" style:font-family-complex="Arial" style:font-size-complex="8.5pt" style:font-weight-complex="bold"/>
    </style:style>
    <style:style style:name="T14" style:family="text">
      <style:text-properties fo:color="#000000" fo:font-family="TimesNewRomanPS" fo:font-size="12.1999998092651pt" fo:font-weight="bold" style:font-size-asian="12.1999998092651pt" style:font-family-complex="TimesNewRomanPS" style:font-size-complex="12.1999998092651pt" style:font-weight-complex="bold"/>
    </style:style>
    <style:style style:name="T15" style:family="text">
      <style:text-properties fo:color="#000000" fo:font-family="Symbol" fo:font-size="9.39999961853027pt" style:font-size-asian="9.39999961853027pt" style:font-family-complex="Symbol" style:font-size-complex="9.39999961853027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layer="layout" svg:width="1.429cm" svg:height="0.311cm" svg:x="16.785cm" svg:y="26.439cm">
          <draw:text-box>
            <text:p text:style-name="P1"><text:span text:style-name="T1">Page 1of 2</text:span></text:p>
          </draw:text-box>
        </draw:frame>
        <draw:frame draw:style-name="gr2" draw:layer="layout" svg:width="4.028cm" svg:height="1.004cm" svg:x="8.928cm" svg:y="2.609cm">
          <draw:text-box>
            <text:p text:style-name="P1"><text:span text:style-name="T2">RESUME</text:span></text:p>
          </draw:text-box>
        </draw:frame>
        <draw:frame draw:style-name="gr3" draw:layer="layout" svg:width="2.402cm" svg:height="0.382cm" svg:x="3.302cm" svg:y="3.388cm">
          <draw:text-box>
            <text:p text:style-name="P1"><text:span text:style-name="T3">Rabin Acharya</text:span></text:p>
          </draw:text-box>
        </draw:frame>
        <draw:frame draw:style-name="gr4" draw:layer="layout" svg:width="7.229cm" svg:height="0.374cm" svg:x="3.302cm" svg:y="3.936cm">
          <draw:text-box>
            <text:p text:style-name="P1"><text:span text:style-name="T4">SoftwareProgrammer(&amp; Certified MS SQL </text:span></text:p>
          </draw:text-box>
        </draw:frame>
        <draw:frame draw:style-name="gr5" draw:layer="layout" svg:width="4.035cm" svg:height="0.374cm" svg:x="3.302cm" svg:y="4.393cm">
          <draw:text-box>
            <text:p text:style-name="P1"><text:span text:style-name="T4">Database Administrator)</text:span></text:p>
          </draw:text-box>
        </draw:frame>
        <draw:frame draw:style-name="gr6" draw:layer="layout" svg:width="4.797cm" svg:height="0.352cm" svg:x="3.302cm" svg:y="4.792cm">
          <draw:text-box>
            <text:p text:style-name="P1"><text:span text:style-name="T5">Tel. no.: (Home) 01–415–4577</text:span></text:p>
          </draw:text-box>
        </draw:frame>
        <draw:frame draw:style-name="gr7" draw:layer="layout" svg:width="4.903cm" svg:height="0.352cm" svg:x="3.302cm" svg:y="5.223cm">
          <draw:text-box>
            <text:p text:style-name="P1"><text:span text:style-name="T5"><text:s text:c="13"/></text:span><text:span text:style-name="T5">(mob) <text:s/>984–158–8566</text:span></text:p>
          </draw:text-box>
        </draw:frame>
        <draw:polygon draw:style-name="gr8" draw:layer="layout" svg:width="2.746cm" svg:height="0.02cm" svg:x="4.555cm" svg:y="6.019cm" svg:viewBox="0 0 2747 21" draw:points="0,0 2747,0 2747,21 0,21">
          <text:p/>
        </draw:polygon>
        <draw:frame draw:style-name="gr9" draw:text-style-name="P3" draw:layer="layout" svg:width="5.087cm" svg:height="0.382cm" svg:x="3.302cm" svg:y="5.657cm">
          <draw:text-box>
            <text:p text:style-name="P2"><text:span text:style-name="T6">Email: </text:span><text:span text:style-name="T7">rbnacharya@gmail.com</text:span></text:p>
          </draw:text-box>
        </draw:frame>
        <draw:polygon draw:style-name="gr10" draw:layer="layout" svg:width="1.806cm" svg:height="0.037cm" svg:x="3.302cm" svg:y="7.344cm" svg:viewBox="0 0 1807 38" draw:points="0,0 1807,0 1807,38 0,38">
          <text:p/>
        </draw:polygon>
        <draw:frame draw:style-name="gr11" draw:layer="layout" svg:width="1.704cm" svg:height="0.374cm" svg:x="3.302cm" svg:y="7.073cm">
          <draw:text-box>
            <text:p text:style-name="P1"><text:span text:style-name="T4">SUMMARY</text:span></text:p>
          </draw:text-box>
        </draw:frame>
        <draw:frame draw:style-name="gr12" draw:layer="layout" svg:width="0.133cm" svg:height="0.382cm" svg:x="5.109cm" svg:y="6.978cm">
          <draw:text-box>
            <text:p text:style-name="P1"><text:span text:style-name="T8">:</text:span></text:p>
          </draw:text-box>
        </draw:frame>
        <draw:frame draw:style-name="gr12" draw:layer="layout" svg:width="0.201cm" svg:height="0.382cm" svg:x="3.898cm" svg:y="7.826cm">
          <draw:text-box>
            <text:p text:style-name="P1"><text:span text:style-name="T9"></text:span></text:p>
          </draw:text-box>
        </draw:frame>
        <draw:frame draw:style-name="gr13" draw:layer="layout" svg:width="11.506cm" svg:height="0.382cm" svg:x="4.5cm" svg:y="7.791cm">
          <draw:text-box>
            <text:p text:style-name="P1"><text:span text:style-name="T3">Significant experience in Web Technologies like PHP, ASP (some).</text:span></text:p>
          </draw:text-box>
        </draw:frame>
        <draw:frame draw:style-name="gr14" draw:layer="layout" svg:width="0.239cm" svg:height="0.462cm" svg:x="3.898cm" svg:y="8.277cm">
          <draw:text-box>
            <text:p text:style-name="P1"><text:span text:style-name="T10"></text:span></text:p>
          </draw:text-box>
        </draw:frame>
        <draw:frame draw:style-name="gr15" draw:layer="layout" svg:width="13.784cm" svg:height="0.382cm" svg:x="4.5cm" svg:y="8.303cm">
          <draw:text-box>
            <text:p text:style-name="P1"><text:span text:style-name="T3">Good understanding of Object Oriented Programming and Graphical User </text:span></text:p>
          </draw:text-box>
        </draw:frame>
        <draw:frame draw:style-name="gr16" draw:layer="layout" svg:width="1.598cm" svg:height="0.382cm" svg:x="4.5cm" svg:y="8.79cm">
          <draw:text-box>
            <text:p text:style-name="P1"><text:span text:style-name="T3">Interface </text:span></text:p>
          </draw:text-box>
        </draw:frame>
        <draw:frame draw:style-name="gr12" draw:layer="layout" svg:width="0.201cm" svg:height="0.382cm" svg:x="3.898cm" svg:y="9.307cm">
          <draw:text-box>
            <text:p text:style-name="P1"><text:span text:style-name="T9"></text:span></text:p>
          </draw:text-box>
        </draw:frame>
        <draw:frame draw:style-name="gr17" draw:layer="layout" svg:width="3.452cm" svg:height="0.382cm" svg:x="4.5cm" svg:y="9.272cm">
          <draw:text-box>
            <text:p text:style-name="P1"><text:span text:style-name="T3">Database designing.</text:span></text:p>
          </draw:text-box>
        </draw:frame>
        <draw:polygon draw:style-name="gr10" draw:layer="layout" svg:width="5.438cm" svg:height="0.038cm" svg:x="3.302cm" svg:y="10.993cm" svg:viewBox="0 0 5439 39" draw:points="0,0 5439,0 5439,39 0,39">
          <text:p/>
        </draw:polygon>
        <draw:frame draw:style-name="gr18" draw:layer="layout" svg:width="5.187cm" svg:height="0.374cm" svg:x="3.302cm" svg:y="10.722cm">
          <draw:text-box>
            <text:p text:style-name="P1"><text:span text:style-name="T4">EDUCATIONAL QUALIFICATION</text:span></text:p>
          </draw:text-box>
        </draw:frame>
        <draw:frame draw:style-name="gr19" draw:layer="layout" svg:width="0.362cm" svg:height="0.382cm" svg:x="8.741cm" svg:y="10.627cm">
          <draw:text-box>
            <text:p text:style-name="P1"><text:span text:style-name="T8">: <text:s/></text:span></text:p>
          </draw:text-box>
        </draw:frame>
        <draw:frame draw:style-name="gr20" draw:layer="layout" svg:width="2.017cm" svg:height="0.382cm" svg:x="4.5cm" svg:y="11.444cm">
          <draw:text-box>
            <text:p text:style-name="P1"><text:span text:style-name="T3">B.E, 2013-4</text:span></text:p>
          </draw:text-box>
        </draw:frame>
        <draw:frame draw:style-name="gr21" draw:layer="layout" svg:width="0.222cm" svg:height="0.251cm" svg:x="6.743cm" svg:y="11.408cm">
          <draw:text-box>
            <text:p text:style-name="P1"><text:span text:style-name="T11">th</text:span></text:p>
          </draw:text-box>
        </draw:frame>
        <draw:frame draw:style-name="gr22" draw:layer="layout" svg:width="6.462cm" svg:height="0.382cm" svg:x="7.107cm" svg:y="11.444cm">
          <draw:text-box>
            <text:p text:style-name="P1"><text:span text:style-name="T3">Year (TU) –Last Year Last Semester.</text:span></text:p>
          </draw:text-box>
        </draw:frame>
        <draw:polygon draw:style-name="gr10" draw:layer="layout" svg:width="2.898cm" svg:height="0.037cm" svg:x="3.302cm" svg:y="13.161cm" svg:viewBox="0 0 2899 38" draw:points="0,0 2899,0 2899,38 0,38">
          <text:p/>
        </draw:polygon>
        <draw:frame draw:style-name="gr23" draw:layer="layout" svg:width="2.707cm" svg:height="0.374cm" svg:x="3.302cm" svg:y="12.889cm">
          <draw:text-box>
            <text:p text:style-name="P1"><text:span text:style-name="T4">SKILLS PROFILE</text:span></text:p>
          </draw:text-box>
        </draw:frame>
        <draw:frame draw:style-name="gr12" draw:layer="layout" svg:width="0.133cm" svg:height="0.382cm" svg:x="6.201cm" svg:y="12.794cm">
          <draw:text-box>
            <text:p text:style-name="P1"><text:span text:style-name="T8">:</text:span></text:p>
          </draw:text-box>
        </draw:frame>
        <draw:frame draw:style-name="gr24" draw:layer="layout" svg:width="1.564cm" svg:height="0.374cm" svg:x="3.78cm" svg:y="13.728cm">
          <draw:text-box>
            <text:p text:style-name="P1"><text:span text:style-name="T4">Language</text:span></text:p>
          </draw:text-box>
        </draw:frame>
        <draw:frame draw:style-name="gr14" draw:layer="layout" svg:width="0.163cm" svg:height="0.462cm" svg:x="7.666cm" svg:y="13.756cm">
          <draw:text-box>
            <text:p text:style-name="P1"><text:span text:style-name="T12">:</text:span></text:p>
          </draw:text-box>
        </draw:frame>
        <draw:frame draw:style-name="gr25" draw:layer="layout" svg:width="4.171cm" svg:height="0.382cm" svg:x="8.864cm" svg:y="13.662cm">
          <draw:text-box>
            <text:p text:style-name="P1"><text:span text:style-name="T3">C#.NET, PHP, C++.NET </text:span></text:p>
          </draw:text-box>
        </draw:frame>
        <draw:frame draw:style-name="gr26" draw:layer="layout" svg:width="1.814cm" svg:height="0.374cm" svg:x="3.78cm" svg:y="14.278cm">
          <draw:text-box>
            <text:p text:style-name="P1"><text:span text:style-name="T4">Web Server</text:span></text:p>
          </draw:text-box>
        </draw:frame>
        <draw:frame draw:style-name="gr14" draw:layer="layout" svg:width="0.163cm" svg:height="0.462cm" svg:x="7.666cm" svg:y="14.307cm">
          <draw:text-box>
            <text:p text:style-name="P1"><text:span text:style-name="T12">:</text:span></text:p>
          </draw:text-box>
        </draw:frame>
        <draw:frame draw:style-name="gr27" draw:layer="layout" svg:width="4.158cm" svg:height="0.382cm" svg:x="8.864cm" svg:y="14.213cm">
          <draw:text-box>
            <text:p text:style-name="P1"><text:span text:style-name="T3">IIS, Wamp Server, LAMP</text:span></text:p>
          </draw:text-box>
        </draw:frame>
        <draw:frame draw:style-name="gr28" draw:layer="layout" svg:width="1.209cm" svg:height="0.374cm" svg:x="3.78cm" svg:y="14.828cm">
          <draw:text-box>
            <text:p text:style-name="P1"><text:span text:style-name="T4">RDBMS</text:span></text:p>
          </draw:text-box>
        </draw:frame>
        <draw:frame draw:style-name="gr14" draw:layer="layout" svg:width="0.163cm" svg:height="0.462cm" svg:x="7.666cm" svg:y="14.857cm">
          <draw:text-box>
            <text:p text:style-name="P1"><text:span text:style-name="T12">:</text:span></text:p>
          </draw:text-box>
        </draw:frame>
        <draw:frame draw:style-name="gr29" draw:layer="layout" svg:width="7.327cm" svg:height="0.382cm" svg:x="8.864cm" svg:y="14.763cm">
          <draw:text-box>
            <text:p text:style-name="P1"><text:span text:style-name="T3">SQL Server 2008R2, ORACLE 11g, MS SQL</text:span></text:p>
          </draw:text-box>
        </draw:frame>
        <draw:frame draw:style-name="gr30" draw:layer="layout" svg:width="1.908cm" svg:height="0.374cm" svg:x="3.78cm" svg:y="15.379cm">
          <draw:text-box>
            <text:p text:style-name="P1"><text:span text:style-name="T4">Web Based </text:span></text:p>
          </draw:text-box>
        </draw:frame>
        <draw:frame draw:style-name="gr31" draw:layer="layout" svg:width="2.136cm" svg:height="0.374cm" svg:x="3.78cm" svg:y="15.836cm">
          <draw:text-box>
            <text:p text:style-name="P1"><text:span text:style-name="T4">Technologies</text:span></text:p>
          </draw:text-box>
        </draw:frame>
        <draw:frame draw:style-name="gr14" draw:layer="layout" svg:width="0.163cm" svg:height="0.462cm" svg:x="7.666cm" svg:y="15.407cm">
          <draw:text-box>
            <text:p text:style-name="P1"><text:span text:style-name="T12">:</text:span></text:p>
          </draw:text-box>
        </draw:frame>
        <draw:frame draw:style-name="gr32" draw:layer="layout" svg:width="7.009cm" svg:height="0.382cm" svg:x="8.864cm" svg:y="15.313cm">
          <draw:text-box>
            <text:p text:style-name="P1"><text:span text:style-name="T3">HTML, JavaScript, jQuery, Dreamweaver</text:span></text:p>
          </draw:text-box>
        </draw:frame>
        <draw:polygon draw:style-name="gr10" draw:layer="layout" svg:width="2.737cm" svg:height="0.033cm" svg:x="3.302cm" svg:y="17.792cm" svg:viewBox="0 0 2738 34" draw:points="0,0 2738,0 2738,34 0,34">
          <text:p/>
        </draw:polygon>
        <draw:frame draw:style-name="gr33" draw:layer="layout" svg:width="2.555cm" svg:height="0.374cm" svg:x="3.302cm" svg:y="17.516cm">
          <draw:text-box>
            <text:p text:style-name="P1"><text:span text:style-name="T4">CERTIFICATION</text:span></text:p>
          </draw:text-box>
        </draw:frame>
        <draw:frame draw:style-name="gr34" draw:layer="layout" svg:width="2.813cm" svg:height="0.374cm" svg:x="3.78cm" svg:y="18.359cm">
          <draw:text-box>
            <text:p text:style-name="P1"><text:span text:style-name="T4">D634-1418(MSDN)</text:span></text:p>
          </draw:text-box>
        </draw:frame>
        <draw:frame draw:style-name="gr14" draw:layer="layout" svg:width="0.163cm" svg:height="0.462cm" svg:x="7.666cm" svg:y="18.388cm">
          <draw:text-box>
            <text:p text:style-name="P1"><text:span text:style-name="T12">:</text:span></text:p>
          </draw:text-box>
        </draw:frame>
        <draw:frame draw:style-name="gr35" draw:layer="layout" svg:width="6.732cm" svg:height="0.382cm" svg:x="8.864cm" svg:y="18.294cm">
          <draw:text-box>
            <text:p text:style-name="P1"><text:span text:style-name="T3">Database Administration Fundamentals</text:span></text:p>
          </draw:text-box>
        </draw:frame>
        <draw:frame draw:style-name="gr36" draw:layer="layout" svg:width="1.12cm" svg:height="0.374cm" svg:x="3.302cm" svg:y="19.299cm">
          <draw:text-box>
            <text:p text:style-name="P1"><text:span text:style-name="T4">Project</text:span></text:p>
          </draw:text-box>
        </draw:frame>
        <draw:polygon draw:style-name="gr10" draw:layer="layout" svg:width="3.08cm" svg:height="0.033cm" svg:x="3.302cm" svg:y="19.574cm" svg:viewBox="0 0 3081 34" draw:points="0,0 3081,0 3081,34 0,34">
          <text:p/>
        </draw:polygon>
        <draw:frame draw:style-name="gr37" draw:layer="layout" svg:width="1.611cm" svg:height="0.374cm" svg:x="4.651cm" svg:y="19.299cm">
          <draw:text-box>
            <text:p text:style-name="P1"><text:span text:style-name="T4">Summary:</text:span></text:p>
          </draw:text-box>
        </draw:frame>
        <draw:frame draw:style-name="gr38" draw:layer="layout" svg:width="0.294cm" svg:height="0.374cm" svg:x="3.302cm" svg:y="20.145cm">
          <draw:text-box>
            <text:p text:style-name="P1"><text:span text:style-name="T4">1)</text:span></text:p>
          </draw:text-box>
        </draw:frame>
        <draw:frame draw:style-name="gr39" draw:layer="layout" svg:width="1.915cm" svg:height="0.336cm" svg:x="4.055cm" svg:y="20.134cm">
          <draw:text-box>
            <text:p text:style-name="P1"><text:span text:style-name="T13">Project Name</text:span></text:p>
          </draw:text-box>
        </draw:frame>
        <draw:frame draw:style-name="gr12" draw:layer="layout" svg:width="0.133cm" svg:height="0.382cm" svg:x="7.429cm" svg:y="20.072cm">
          <draw:text-box>
            <text:p text:style-name="P1"><text:span text:style-name="T8">:</text:span></text:p>
          </draw:text-box>
        </draw:frame>
        <draw:frame draw:style-name="gr40" draw:layer="layout" svg:width="4.019cm" svg:height="0.352cm" svg:x="8.005cm" svg:y="20.078cm">
          <draw:text-box>
            <text:p text:style-name="P1"><text:span text:style-name="T5">http://www.iranzamin.ch/</text:span></text:p>
          </draw:text-box>
        </draw:frame>
        <draw:frame draw:style-name="gr41" draw:layer="layout" svg:width="1.433cm" svg:height="0.336cm" svg:x="4.055cm" svg:y="20.702cm">
          <draw:text-box>
            <text:p text:style-name="P1"><text:span text:style-name="T13">Skill Used</text:span></text:p>
          </draw:text-box>
        </draw:frame>
        <draw:frame draw:style-name="gr12" draw:layer="layout" svg:width="0.133cm" svg:height="0.382cm" svg:x="7.429cm" svg:y="20.639cm">
          <draw:text-box>
            <text:p text:style-name="P1"><text:span text:style-name="T8">:</text:span></text:p>
          </draw:text-box>
        </draw:frame>
        <draw:frame draw:style-name="gr42" draw:layer="layout" svg:width="4.882cm" svg:height="0.352cm" svg:x="8.005cm" svg:y="20.646cm">
          <draw:text-box>
            <text:p text:style-name="P1"><text:span text:style-name="T5">Created in Wordpress and PHP.</text:span></text:p>
          </draw:text-box>
        </draw:frame>
        <draw:frame draw:style-name="gr38" draw:layer="layout" svg:width="0.294cm" svg:height="0.374cm" svg:x="3.302cm" svg:y="22.317cm">
          <draw:text-box>
            <text:p text:style-name="P1"><text:span text:style-name="T4">2)</text:span></text:p>
          </draw:text-box>
        </draw:frame>
        <draw:frame draw:style-name="gr39" draw:layer="layout" svg:width="1.915cm" svg:height="0.336cm" svg:x="4.055cm" svg:y="22.306cm">
          <draw:text-box>
            <text:p text:style-name="P1"><text:span text:style-name="T13">Project Name</text:span></text:p>
          </draw:text-box>
        </draw:frame>
        <draw:frame draw:style-name="gr12" draw:layer="layout" svg:width="0.133cm" svg:height="0.382cm" svg:x="7.429cm" svg:y="22.247cm">
          <draw:text-box>
            <text:p text:style-name="P1"><text:span text:style-name="T8">:</text:span></text:p>
          </draw:text-box>
        </draw:frame>
        <draw:frame draw:style-name="gr43" draw:layer="layout" svg:width="5.459cm" svg:height="0.352cm" svg:x="8.005cm" svg:y="22.25cm">
          <draw:text-box>
            <text:p text:style-name="P1"><text:span text:style-name="T5">Shopping mall management system</text:span></text:p>
          </draw:text-box>
        </draw:frame>
        <draw:frame draw:style-name="gr41" draw:layer="layout" svg:width="1.433cm" svg:height="0.336cm" svg:x="4.055cm" svg:y="22.873cm">
          <draw:text-box>
            <text:p text:style-name="P1"><text:span text:style-name="T13">Skill Used</text:span></text:p>
          </draw:text-box>
        </draw:frame>
        <draw:frame draw:style-name="gr12" draw:layer="layout" svg:width="0.133cm" svg:height="0.382cm" svg:x="7.429cm" svg:y="22.81cm">
          <draw:text-box>
            <text:p text:style-name="P1"><text:span text:style-name="T8">:</text:span></text:p>
          </draw:text-box>
        </draw:frame>
        <draw:frame draw:style-name="gr44" draw:layer="layout" svg:width="1.801cm" svg:height="0.352cm" svg:x="8.005cm" svg:y="22.817cm">
          <draw:text-box>
            <text:p text:style-name="P1"><text:span text:style-name="T5">C#, MS SQL</text:span></text:p>
          </draw:text-box>
        </draw:frame>
        <draw:frame draw:style-name="gr45" draw:layer="layout" svg:width="2.136cm" svg:height="0.336cm" svg:x="4.055cm" svg:y="23.441cm">
          <draw:text-box>
            <text:p text:style-name="P1"><text:span text:style-name="T13">Brief Summary</text:span></text:p>
          </draw:text-box>
        </draw:frame>
        <draw:frame draw:style-name="gr12" draw:layer="layout" svg:width="0.133cm" svg:height="0.382cm" svg:x="7.429cm" svg:y="23.378cm">
          <draw:text-box>
            <text:p text:style-name="P1"><text:span text:style-name="T8">:</text:span></text:p>
          </draw:text-box>
        </draw:frame>
        <draw:frame draw:style-name="gr46" draw:layer="layout" svg:width="0.713cm" svg:height="0.352cm" svg:x="8.005cm" svg:y="23.38cm">
          <draw:text-box>
            <text:p text:style-name="P1"><text:span text:style-name="T5">This </text:span></text:p>
          </draw:text-box>
        </draw:frame>
        <draw:frame draw:style-name="gr47" draw:layer="layout" svg:width="1.052cm" svg:height="0.352cm" svg:x="8.919cm" svg:y="23.38cm">
          <draw:text-box>
            <text:p text:style-name="P1"><text:span text:style-name="T5">project</text:span></text:p>
          </draw:text-box>
        </draw:frame>
        <draw:frame draw:style-name="gr48" draw:layer="layout" svg:width="0.341cm" svg:height="0.352cm" svg:x="10.307cm" svg:y="23.38cm">
          <draw:text-box>
            <text:p text:style-name="P1"><text:span text:style-name="T5">is </text:span></text:p>
          </draw:text-box>
        </draw:frame>
        <draw:frame draw:style-name="gr49" draw:layer="layout" svg:width="0.87cm" svg:height="0.352cm" svg:x="10.819cm" svg:y="23.38cm">
          <draw:text-box>
            <text:p text:style-name="P1"><text:span text:style-name="T5">about</text:span></text:p>
          </draw:text-box>
        </draw:frame>
        <draw:frame draw:style-name="gr50" draw:layer="layout" svg:width="1.53cm" svg:height="0.352cm" svg:x="11.987cm" svg:y="23.38cm">
          <draw:text-box>
            <text:p text:style-name="P1"><text:span text:style-name="T5">inventory </text:span></text:p>
          </draw:text-box>
        </draw:frame>
        <draw:frame draw:style-name="gr51" draw:layer="layout" svg:width="2.119cm" svg:height="0.352cm" svg:x="13.755cm" svg:y="23.38cm">
          <draw:text-box>
            <text:p text:style-name="P1"><text:span text:style-name="T5">management </text:span></text:p>
          </draw:text-box>
        </draw:frame>
        <draw:frame draw:style-name="gr52" draw:layer="layout" svg:width="0.667cm" svg:height="0.352cm" svg:x="16.09cm" svg:y="23.38cm">
          <draw:text-box>
            <text:p text:style-name="P1"><text:span text:style-name="T5">and </text:span></text:p>
          </draw:text-box>
        </draw:frame>
        <draw:frame draw:style-name="gr53" draw:layer="layout" svg:width="0.87cm" svg:height="0.352cm" svg:x="16.937cm" svg:y="23.38cm">
          <draw:text-box>
            <text:p text:style-name="P1"><text:span text:style-name="T5">sales </text:span></text:p>
          </draw:text-box>
        </draw:frame>
        <draw:frame draw:style-name="gr54" draw:layer="layout" svg:width="0.375cm" svg:height="0.352cm" svg:x="18.003cm" svg:y="23.38cm">
          <draw:text-box>
            <text:p text:style-name="P1"><text:span text:style-name="T5">in </text:span></text:p>
          </draw:text-box>
        </draw:frame>
        <draw:frame draw:style-name="gr55" draw:layer="layout" svg:width="2.272cm" svg:height="0.352cm" svg:x="8.005cm" svg:y="23.888cm">
          <draw:text-box>
            <text:p text:style-name="P1"><text:span text:style-name="T5">Shopping mall.</text:span></text:p>
          </draw:text-box>
        </draw:frame>
      </draw:page>
      <draw:page draw:name="page2" draw:style-name="dp1" draw:master-page-name="master-page40">
        <draw:frame draw:style-name="gr1" draw:layer="layout" svg:width="1.429cm" svg:height="0.311cm" svg:x="16.785cm" svg:y="26.439cm">
          <draw:text-box>
            <text:p text:style-name="P1"><text:span text:style-name="T1">Page 2of 2</text:span></text:p>
          </draw:text-box>
        </draw:frame>
        <draw:frame draw:style-name="gr38" draw:layer="layout" svg:width="0.294cm" svg:height="0.374cm" svg:x="3.302cm" svg:y="2.463cm">
          <draw:text-box>
            <text:p text:style-name="P1"><text:span text:style-name="T4">3)</text:span></text:p>
          </draw:text-box>
        </draw:frame>
        <draw:frame draw:style-name="gr39" draw:layer="layout" svg:width="1.915cm" svg:height="0.336cm" svg:x="4.055cm" svg:y="2.452cm">
          <draw:text-box>
            <text:p text:style-name="P1"><text:span text:style-name="T13">Project Name</text:span></text:p>
          </draw:text-box>
        </draw:frame>
        <draw:frame draw:style-name="gr12" draw:layer="layout" svg:width="0.133cm" svg:height="0.382cm" svg:x="7.429cm" svg:y="2.389cm">
          <draw:text-box>
            <text:p text:style-name="P1"><text:span text:style-name="T8">:</text:span></text:p>
          </draw:text-box>
        </draw:frame>
        <draw:frame draw:style-name="gr56" draw:layer="layout" svg:width="4.849cm" svg:height="0.352cm" svg:x="8.005cm" svg:y="2.396cm">
          <draw:text-box>
            <text:p text:style-name="P1"><text:span text:style-name="T5">Software Based Firewall System</text:span></text:p>
          </draw:text-box>
        </draw:frame>
        <draw:frame draw:style-name="gr41" draw:layer="layout" svg:width="1.433cm" svg:height="0.336cm" svg:x="4.055cm" svg:y="3.019cm">
          <draw:text-box>
            <text:p text:style-name="P1"><text:span text:style-name="T13">Skill Used</text:span></text:p>
          </draw:text-box>
        </draw:frame>
        <draw:frame draw:style-name="gr12" draw:layer="layout" svg:width="0.133cm" svg:height="0.382cm" svg:x="7.429cm" svg:y="2.956cm">
          <draw:text-box>
            <text:p text:style-name="P1"><text:span text:style-name="T8">:</text:span></text:p>
          </draw:text-box>
        </draw:frame>
        <draw:frame draw:style-name="gr57" draw:layer="layout" svg:width="1.437cm" svg:height="0.352cm" svg:x="8.005cm" svg:y="2.959cm">
          <draw:text-box>
            <text:p text:style-name="P1"><text:span text:style-name="T5">C++.Net </text:span></text:p>
          </draw:text-box>
        </draw:frame>
        <draw:frame draw:style-name="gr45" draw:layer="layout" svg:width="2.136cm" svg:height="0.336cm" svg:x="4.055cm" svg:y="3.582cm">
          <draw:text-box>
            <text:p text:style-name="P1"><text:span text:style-name="T13">Brief Summary</text:span></text:p>
          </draw:text-box>
        </draw:frame>
        <draw:frame draw:style-name="gr12" draw:layer="layout" svg:width="0.133cm" svg:height="0.382cm" svg:x="7.429cm" svg:y="3.523cm">
          <draw:text-box>
            <text:p text:style-name="P1"><text:span text:style-name="T8">:</text:span></text:p>
          </draw:text-box>
        </draw:frame>
        <draw:frame draw:style-name="gr58" draw:layer="layout" svg:width="10.29cm" svg:height="0.352cm" svg:x="8.005cm" svg:y="3.526cm">
          <draw:text-box>
            <text:p text:style-name="P1"><text:span text:style-name="T5">Access control in form of IP, Port, User blocking/allowing. Was </text:span></text:p>
          </draw:text-box>
        </draw:frame>
        <draw:frame draw:style-name="gr59" draw:layer="layout" svg:width="6.358cm" svg:height="0.352cm" svg:x="8.005cm" svg:y="4.034cm">
          <draw:text-box>
            <text:p text:style-name="P1"><text:span text:style-name="T5">awarded as best project in a exhibition. </text:span></text:p>
          </draw:text-box>
        </draw:frame>
        <draw:polygon draw:style-name="gr10" draw:layer="layout" svg:width="3.508cm" svg:height="0.037cm" svg:x="3.302cm" svg:y="5.435cm" svg:viewBox="0 0 3509 38" draw:points="0,0 3509,0 3509,38 0,38">
          <text:p/>
        </draw:polygon>
        <draw:frame draw:style-name="gr60" draw:layer="layout" svg:width="3.27cm" svg:height="0.374cm" svg:x="3.302cm" svg:y="5.164cm">
          <draw:text-box>
            <text:p text:style-name="P1"><text:span text:style-name="T4">WORKEXPERIENCE</text:span></text:p>
          </draw:text-box>
        </draw:frame>
        <draw:frame draw:style-name="gr61" draw:layer="layout" svg:width="0.176cm" svg:height="0.505cm" svg:x="6.811cm" svg:y="5.107cm">
          <draw:text-box>
            <text:p text:style-name="P1"><text:span text:style-name="T14">:</text:span></text:p>
          </draw:text-box>
        </draw:frame>
        <draw:frame draw:style-name="gr62" draw:layer="layout" svg:width="14.153cm" svg:height="0.382cm" svg:x="3.898cm" svg:y="5.991cm">
          <draw:text-box>
            <text:p text:style-name="P1"><text:span text:style-name="T3">Worked as Software(Web) Administration at ZillionCs Sarl (Swiss based website </text:span></text:p>
          </draw:text-box>
        </draw:frame>
        <draw:frame draw:style-name="gr63" draw:layer="layout" svg:width="8.342cm" svg:height="0.382cm" svg:x="3.898cm" svg:y="6.474cm">
          <draw:text-box>
            <text:p text:style-name="P1"><text:span text:style-name="T3">and SEO company) from Jan2010–June 2012.</text:span></text:p>
          </draw:text-box>
        </draw:frame>
        <draw:polygon draw:style-name="gr10" draw:layer="layout" svg:width="5.472cm" svg:height="0.037cm" svg:x="3.302cm" svg:y="7.785cm" svg:viewBox="0 0 5473 38" draw:points="0,0 5473,0 5473,38 0,38">
          <text:p/>
        </draw:polygon>
        <draw:frame draw:style-name="gr64" draw:layer="layout" svg:width="5.473cm" svg:height="0.374cm" svg:x="3.302cm" svg:y="7.513cm">
          <draw:text-box>
            <text:p text:style-name="P1"><text:span text:style-name="T4">ROLES AND RESPONSIBILITIES:</text:span></text:p>
          </draw:text-box>
        </draw:frame>
        <draw:frame draw:style-name="gr12" draw:layer="layout" svg:width="0.154cm" svg:height="0.433cm" svg:x="3.898cm" svg:y="8.286cm">
          <draw:text-box>
            <text:p text:style-name="P1"><text:span text:style-name="T15"></text:span></text:p>
          </draw:text-box>
        </draw:frame>
        <draw:frame draw:style-name="gr65" draw:layer="layout" svg:width="13.436cm" svg:height="0.382cm" svg:x="4.5cm" svg:y="8.286cm">
          <draw:text-box>
            <text:p text:style-name="P1"><text:span text:style-name="T3">Development of modules as per design specifications document provided by </text:span></text:p>
          </draw:text-box>
        </draw:frame>
        <draw:frame draw:style-name="gr66" draw:layer="layout" svg:width="0.65cm" svg:height="0.382cm" svg:x="4.5cm" svg:y="8.773cm">
          <draw:text-box>
            <text:p text:style-name="P1"><text:span text:style-name="T3">the.</text:span></text:p>
          </draw:text-box>
        </draw:frame>
        <draw:frame draw:style-name="gr12" draw:layer="layout" svg:width="0.154cm" svg:height="0.433cm" svg:x="3.898cm" svg:y="9.255cm">
          <draw:text-box>
            <text:p text:style-name="P1"><text:span text:style-name="T15"></text:span></text:p>
          </draw:text-box>
        </draw:frame>
        <draw:frame draw:style-name="gr67" draw:layer="layout" svg:width="6.006cm" svg:height="0.382cm" svg:x="4.5cm" svg:y="9.255cm">
          <draw:text-box>
            <text:p text:style-name="P1"><text:span text:style-name="T3">Testing Modules &amp; Documentation.</text:span></text:p>
          </draw:text-box>
        </draw:frame>
        <draw:frame draw:style-name="gr12" draw:layer="layout" svg:width="0.154cm" svg:height="0.433cm" svg:x="3.898cm" svg:y="9.742cm">
          <draw:text-box>
            <text:p text:style-name="P1"><text:span text:style-name="T15"></text:span></text:p>
          </draw:text-box>
        </draw:frame>
        <draw:frame draw:style-name="gr68" draw:layer="layout" svg:width="3.016cm" svg:height="0.382cm" svg:x="4.5cm" svg:y="9.742cm">
          <draw:text-box>
            <text:p text:style-name="P1"><text:span text:style-name="T3">Optimizing codes.</text:span></text:p>
          </draw:text-box>
        </draw:frame>
        <draw:frame draw:style-name="gr69" draw:layer="layout" svg:width="3.342cm" svg:height="0.374cm" svg:x="3.302cm" svg:y="11.073cm">
          <draw:text-box>
            <text:p text:style-name="P1"><text:span text:style-name="T4">PERSONAL DETAILS</text:span></text:p>
          </draw:text-box>
        </draw:frame>
        <draw:polygon draw:style-name="gr10" draw:layer="layout" svg:width="3.715cm" svg:height="0.033cm" svg:x="3.302cm" svg:y="11.349cm" svg:viewBox="0 0 3716 34" draw:points="0,0 3716,0 3716,34 0,34">
          <text:p/>
        </draw:polygon>
        <draw:frame draw:style-name="gr12" draw:layer="layout" svg:width="0.133cm" svg:height="0.382cm" svg:x="6.87cm" svg:y="10.978cm">
          <draw:text-box>
            <text:p text:style-name="P1"><text:span text:style-name="T8">:</text:span></text:p>
          </draw:text-box>
        </draw:frame>
        <draw:frame draw:style-name="gr12" draw:layer="layout" svg:width="0.154cm" svg:height="0.433cm" svg:x="3.898cm" svg:y="11.846cm">
          <draw:text-box>
            <text:p text:style-name="P1"><text:span text:style-name="T15"></text:span></text:p>
          </draw:text-box>
        </draw:frame>
        <draw:frame draw:style-name="gr70" draw:layer="layout" svg:width="0.895cm" svg:height="0.374cm" svg:x="4.5cm" svg:y="11.941cm">
          <draw:text-box>
            <text:p text:style-name="P1"><text:span text:style-name="T4">Name</text:span></text:p>
          </draw:text-box>
        </draw:frame>
        <draw:frame draw:style-name="gr12" draw:layer="layout" svg:width="0.133cm" svg:height="0.382cm" svg:x="8.983cm" svg:y="11.85cm">
          <draw:text-box>
            <text:p text:style-name="P1"><text:span text:style-name="T8">:</text:span></text:p>
          </draw:text-box>
        </draw:frame>
        <draw:frame draw:style-name="gr71" draw:layer="layout" svg:width="2.664cm" svg:height="0.382cm" svg:x="10.058cm" svg:y="11.85cm">
          <draw:text-box>
            <text:p text:style-name="P1"><text:span text:style-name="T3">Rabin Acharya. </text:span></text:p>
          </draw:text-box>
        </draw:frame>
        <draw:frame draw:style-name="gr12" draw:layer="layout" svg:width="0.154cm" svg:height="0.433cm" svg:x="3.898cm" svg:y="12.409cm">
          <draw:text-box>
            <text:p text:style-name="P1"><text:span text:style-name="T15"></text:span></text:p>
          </draw:text-box>
        </draw:frame>
        <draw:frame draw:style-name="gr72" draw:layer="layout" svg:width="2.221cm" svg:height="0.374cm" svg:x="4.5cm" svg:y="12.504cm">
          <draw:text-box>
            <text:p text:style-name="P1"><text:span text:style-name="T4">Parents</text:span></text:p>
          </draw:text-box>
        </draw:frame>
        <draw:frame draw:style-name="gr12" draw:layer="layout" svg:width="0.133cm" svg:height="0.382cm" svg:x="8.983cm" svg:y="12.413cm">
          <draw:text-box>
            <text:p text:style-name="P1"><text:span text:style-name="T8">:</text:span></text:p>
          </draw:text-box>
        </draw:frame>
        <draw:frame draw:style-name="gr73" draw:layer="layout" svg:width="6.928cm" svg:height="0.382cm" svg:x="10.058cm" svg:y="12.413cm">
          <draw:text-box>
            <text:p text:style-name="P1"><text:span text:style-name="T3">Chakrapani Acharya, and Sabitra Acharya</text:span></text:p>
          </draw:text-box>
        </draw:frame>
        <draw:frame draw:style-name="gr12" draw:layer="layout" svg:width="0.154cm" svg:height="0.433cm" svg:x="3.898cm" svg:y="12.972cm">
          <draw:text-box>
            <text:p text:style-name="P1"><text:span text:style-name="T15"></text:span></text:p>
          </draw:text-box>
        </draw:frame>
        <draw:frame draw:style-name="gr74" draw:layer="layout" svg:width="1.983cm" svg:height="0.374cm" svg:x="4.5cm" svg:y="13.067cm">
          <draw:text-box>
            <text:p text:style-name="P1"><text:span text:style-name="T4">Date of Birth</text:span></text:p>
          </draw:text-box>
        </draw:frame>
        <draw:frame draw:style-name="gr12" draw:layer="layout" svg:width="0.133cm" svg:height="0.382cm" svg:x="8.983cm" svg:y="12.976cm">
          <draw:text-box>
            <text:p text:style-name="P1"><text:span text:style-name="T8">:</text:span></text:p>
          </draw:text-box>
        </draw:frame>
        <draw:frame draw:style-name="gr75" draw:layer="layout" svg:width="0.425cm" svg:height="0.382cm" svg:x="10.058cm" svg:y="12.976cm">
          <draw:text-box>
            <text:p text:style-name="P1"><text:span text:style-name="T3">27</text:span></text:p>
          </draw:text-box>
        </draw:frame>
        <draw:frame draw:style-name="gr76" draw:layer="layout" svg:width="0.222cm" svg:height="0.251cm" svg:x="10.507cm" svg:y="12.94cm">
          <draw:text-box>
            <text:p text:style-name="P1"><text:span text:style-name="T11">th</text:span></text:p>
          </draw:text-box>
        </draw:frame>
        <draw:frame draw:style-name="gr77" draw:layer="layout" svg:width="1.742cm" svg:height="0.382cm" svg:x="10.871cm" svg:y="12.976cm">
          <draw:text-box>
            <text:p text:style-name="P1"><text:span text:style-name="T3">May, 1991</text:span></text:p>
          </draw:text-box>
        </draw:frame>
        <draw:frame draw:style-name="gr12" draw:layer="layout" svg:width="0.154cm" svg:height="0.433cm" svg:x="3.898cm" svg:y="13.539cm">
          <draw:text-box>
            <text:p text:style-name="P1"><text:span text:style-name="T15"></text:span></text:p>
          </draw:text-box>
        </draw:frame>
        <draw:frame draw:style-name="gr78" draw:layer="layout" svg:width="2.165cm" svg:height="0.374cm" svg:x="4.5cm" svg:y="13.634cm">
          <draw:text-box>
            <text:p text:style-name="P1"><text:span text:style-name="T4">Marital Status</text:span></text:p>
          </draw:text-box>
        </draw:frame>
        <draw:frame draw:style-name="gr12" draw:layer="layout" svg:width="0.133cm" svg:height="0.382cm" svg:x="8.983cm" svg:y="13.544cm">
          <draw:text-box>
            <text:p text:style-name="P1"><text:span text:style-name="T8">:</text:span></text:p>
          </draw:text-box>
        </draw:frame>
        <draw:frame draw:style-name="gr79" draw:layer="layout" svg:width="1.128cm" svg:height="0.382cm" svg:x="10.058cm" svg:y="13.544cm">
          <draw:text-box>
            <text:p text:style-name="P1"><text:span text:style-name="T3">Single.</text:span></text:p>
          </draw:text-box>
        </draw:frame>
        <draw:frame draw:style-name="gr12" draw:layer="layout" svg:width="0.154cm" svg:height="0.433cm" svg:x="3.898cm" svg:y="14.107cm">
          <draw:text-box>
            <text:p text:style-name="P1"><text:span text:style-name="T15"></text:span></text:p>
          </draw:text-box>
        </draw:frame>
        <draw:frame draw:style-name="gr80" draw:layer="layout" svg:width="2.944cm" svg:height="0.374cm" svg:x="4.5cm" svg:y="14.202cm">
          <draw:text-box>
            <text:p text:style-name="P1"><text:span text:style-name="T4">Languages Known</text:span></text:p>
          </draw:text-box>
        </draw:frame>
        <draw:frame draw:style-name="gr12" draw:layer="layout" svg:width="0.133cm" svg:height="0.382cm" svg:x="8.983cm" svg:y="14.111cm">
          <draw:text-box>
            <text:p text:style-name="P1"><text:span text:style-name="T8">:</text:span></text:p>
          </draw:text-box>
        </draw:frame>
        <draw:frame draw:style-name="gr81" draw:layer="layout" svg:width="2.614cm" svg:height="0.382cm" svg:x="10.058cm" svg:y="14.111cm">
          <draw:text-box>
            <text:p text:style-name="P1"><text:span text:style-name="T3">English, Nepali.</text:span></text:p>
          </draw:text-box>
        </draw:frame>
        <draw:frame draw:style-name="gr12" draw:layer="layout" svg:width="0.154cm" svg:height="0.433cm" svg:x="3.898cm" svg:y="14.67cm">
          <draw:text-box>
            <text:p text:style-name="P1"><text:span text:style-name="T15"></text:span></text:p>
          </draw:text-box>
        </draw:frame>
        <draw:frame draw:style-name="gr82" draw:layer="layout" svg:width="3.359cm" svg:height="0.374cm" svg:x="4.5cm" svg:y="14.765cm">
          <draw:text-box>
            <text:p text:style-name="P1"><text:span text:style-name="T4">Permanent Address </text:span></text:p>
          </draw:text-box>
        </draw:frame>
        <draw:frame draw:style-name="gr12" draw:layer="layout" svg:width="0.133cm" svg:height="0.382cm" svg:x="8.983cm" svg:y="14.674cm">
          <draw:text-box>
            <text:p text:style-name="P1"><text:span text:style-name="T8">:</text:span></text:p>
          </draw:text-box>
        </draw:frame>
        <draw:frame draw:style-name="gr83" draw:layer="layout" svg:width="5.74cm" svg:height="0.382cm" svg:x="10.058cm" svg:y="14.674cm">
          <draw:text-box>
            <text:p text:style-name="P1"><text:span text:style-name="T3">Koteshwor-35, Kathmandu Nepal</text:span></text:p>
          </draw:text-box>
        </draw:frame>
        <draw:frame draw:style-name="gr12" draw:layer="layout" svg:width="0.154cm" svg:height="0.433cm" svg:x="3.898cm" svg:y="15.233cm">
          <draw:text-box>
            <text:p text:style-name="P1"><text:span text:style-name="T15"></text:span></text:p>
          </draw:text-box>
        </draw:frame>
        <draw:frame draw:style-name="gr84" draw:layer="layout" svg:width="2.314cm" svg:height="0.374cm" svg:x="4.5cm" svg:y="15.328cm">
          <draw:text-box>
            <text:p text:style-name="P1"><text:span text:style-name="T4">Telephone no.</text:span></text:p>
          </draw:text-box>
        </draw:frame>
        <draw:frame draw:style-name="gr12" draw:layer="layout" svg:width="0.133cm" svg:height="0.382cm" svg:x="8.983cm" svg:y="15.237cm">
          <draw:text-box>
            <text:p text:style-name="P1"><text:span text:style-name="T8">:</text:span></text:p>
          </draw:text-box>
        </draw:frame>
        <draw:frame draw:style-name="gr85" draw:layer="layout" svg:width="2.402cm" svg:height="0.382cm" svg:x="10.058cm" svg:y="15.237cm">
          <draw:text-box>
            <text:p text:style-name="P1"><text:span text:style-name="T3">984–158-8566</text:span></text:p>
          </draw:text-box>
        </draw:frame>
        <draw:frame draw:style-name="gr12" draw:layer="layout" svg:width="0.154cm" svg:height="0.433cm" svg:x="3.898cm" svg:y="15.8cm">
          <draw:text-box>
            <text:p text:style-name="P1"><text:span text:style-name="T15"></text:span></text:p>
          </draw:text-box>
        </draw:frame>
        <draw:frame draw:style-name="gr86" draw:layer="layout" svg:width="0.993cm" svg:height="0.374cm" svg:x="4.5cm" svg:y="15.895cm">
          <draw:text-box>
            <text:p text:style-name="P1"><text:span text:style-name="T4">E-mail</text:span></text:p>
          </draw:text-box>
        </draw:frame>
        <draw:frame draw:style-name="gr12" draw:layer="layout" svg:width="0.133cm" svg:height="0.382cm" svg:x="8.983cm" svg:y="15.804cm">
          <draw:text-box>
            <text:p text:style-name="P1"><text:span text:style-name="T8">:</text:span></text:p>
          </draw:text-box>
        </draw:frame>
        <draw:frame draw:style-name="gr87" draw:layer="layout" svg:width="3.952cm" svg:height="0.382cm" svg:x="10.058cm" svg:y="15.804cm">
          <draw:text-box>
            <text:p text:style-name="P1"><text:span text:style-name="T3">rbnacharya@gmail.com</text:span></text:p>
          </draw:text-box>
        </draw:frame>
        <draw:frame draw:style-name="gr88" draw:layer="layout" svg:width="0.806cm" svg:height="0.374cm" svg:x="3.302cm" svg:y="18.16cm">
          <draw:text-box>
            <text:p text:style-name="P1"><text:span text:style-name="T4">Date </text:span></text:p>
          </draw:text-box>
        </draw:frame>
        <draw:frame draw:style-name="gr12" draw:layer="layout" svg:width="0.112cm" svg:height="0.374cm" svg:x="4.699cm" svg:y="18.16cm">
          <draw:text-box>
            <text:p text:style-name="P1"><text:span text:style-name="T4">:</text:span></text:p>
          </draw:text-box>
        </draw:frame>
        <draw:frame draw:style-name="gr89" draw:layer="layout" svg:width="2.919cm" svg:height="0.374cm" svg:x="5.583cm" svg:y="18.16cm">
          <draw:text-box>
            <text:p text:style-name="P1"><text:span text:style-name="T4">2013-04-23(y-m-d)</text:span></text:p>
          </draw:text-box>
        </draw:frame>
        <draw:frame draw:style-name="gr90" draw:layer="layout" svg:width="0.861cm" svg:height="0.374cm" svg:x="3.302cm" svg:y="18.693cm">
          <draw:text-box>
            <text:p text:style-name="P1"><text:span text:style-name="T4">Place</text:span></text:p>
          </draw:text-box>
        </draw:frame>
        <draw:frame draw:style-name="gr12" draw:layer="layout" svg:width="0.112cm" svg:height="0.374cm" svg:x="4.699cm" svg:y="18.693cm">
          <draw:text-box>
            <text:p text:style-name="P1"><text:span text:style-name="T4">:</text:span></text:p>
          </draw:text-box>
        </draw:frame>
        <draw:frame draw:style-name="gr91" draw:layer="layout" svg:width="1.818cm" svg:height="0.374cm" svg:x="5.583cm" svg:y="18.693cm">
          <draw:text-box>
            <text:p text:style-name="P1"><text:span text:style-name="T4">Kathmandu</text:span></text:p>
          </draw:text-box>
        </draw:frame>
        <draw:frame draw:style-name="gr92" draw:layer="layout" svg:width="2.309cm" svg:height="0.374cm" svg:x="15.798cm" svg:y="18.693cm">
          <draw:text-box>
            <text:p text:style-name="P1"><text:span text:style-name="T4">Rabin Acharya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/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2.6cm" fo:margin-bottom="1cm" fo:margin-left="3.3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40" style:page-layout-name="PM0" draw:style-name="Mdp1"/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date>2013-04-24T16:48:08</dc:date>
    <dc:creator>tittanium </dc:creator>
    <meta:generator>LibreOffice/4.0.1.2$Linux_X86_64 LibreOffice_project/400m0$Build-2</meta:generator>
    <meta:editing-duration>P0D</meta:editing-duration>
    <meta:editing-cycles>1</meta:editing-cycles>
    <meta:document-statistic meta:object-count="145"/>
  </office:meta>
</office:document-meta>
</file>